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808" officeooo:paragraph-rsid="0014f808"/>
    </style:style>
    <style:style style:name="P2" style:family="paragraph" style:parent-style-name="Standard">
      <style:text-properties officeooo:rsid="0017323f" officeooo:paragraph-rsid="001732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wo led task 1 : <text:a xlink:type="simple" xlink:href="https://www.tinkercad.com/things/htx3ND1OycZ-arduoino-two-led?sharecode=y77Cxp-mXtqP5bUD3odZ2LT4v0xCQjazcmGeXbYHL2s" text:style-name="Internet_20_link" text:visited-style-name="Visited_20_Internet_20_Link">https://www.tinkercad.com/things/htx3ND1OycZ-arduoino-two-led?sharecode=y77Cxp-mXtqP5bUD3odZ2LT4v0xCQjazcmGeXbYHL2s</text:a></text:p>
      <text:p text:style-name="P1"/>
      <text:p text:style-name="P1"/>
      <text:p text:style-name="P2">brightness control task 3: https://www.tinkercad.com/things/8TCxv2gO5BY-level-sensing?sharecode=8op0po2znkXjgcBRswoWEQCZgvqINGKM3wjHAYdcA1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5:08:47.739370156</meta:creation-date>
    <dc:date>2025-08-01T15:30:57.524581285</dc:date>
    <meta:editing-duration>PT22M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11" meta:character-count="271" meta:non-whitespace-character-count="262"/>
  </office:meta>
</office:document-meta>
</file>